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c99e0" draw:textarea-horizontal-align="justify" draw:textarea-vertical-align="middle" draw:auto-grow-height="false" fo:min-height="1.096cm" fo:min-width="0.837cm"/>
    </style:style>
    <style:style style:name="gr2" style:family="graphic" style:parent-style-name="standard">
      <style:graphic-properties draw:fill-color="#1c99e0" draw:textarea-horizontal-align="justify" draw:textarea-vertical-align="middle" draw:auto-grow-height="false" fo:min-height="1.097cm" fo:min-width="0.83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ed1c24" draw:textarea-horizontal-align="justify" draw:textarea-vertical-align="middle" draw:auto-grow-height="false" fo:min-height="0.86cm" fo:min-width="0.603cm"/>
    </style:style>
    <style:style style:name="gr5" style:family="graphic" style:parent-style-name="standard">
      <style:graphic-properties draw:fill-color="#ed1c24" draw:textarea-horizontal-align="justify" draw:textarea-vertical-align="middle" draw:auto-grow-height="false" fo:min-height="0.861cm" fo:min-width="0.604cm"/>
    </style:style>
    <style:style style:name="gr6" style:family="graphic" style:parent-style-name="standard">
      <style:graphic-properties draw:fill-color="#ed1c24" draw:textarea-horizontal-align="justify" draw:textarea-vertical-align="middle" draw:auto-grow-height="false" fo:min-height="0.861cm" fo:min-width="0.603cm"/>
    </style:style>
    <style:style style:name="gr7" style:family="graphic" style:parent-style-name="standard">
      <style:graphic-properties draw:fill-color="#ed1c24" draw:textarea-horizontal-align="justify" draw:textarea-vertical-align="middle" draw:auto-grow-height="false" fo:min-height="0.861cm" fo:min-width="0.604cm"/>
    </style:style>
    <style:style style:name="gr8" style:family="graphic" style:parent-style-name="standard">
      <style:graphic-properties draw:fill-color="#1c99e0" draw:textarea-horizontal-align="justify" draw:textarea-vertical-align="middle" draw:auto-grow-height="false" fo:min-height="1.096cm" fo:min-width="0.8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="none" fo:min-height="10.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>
      <style:graphic-properties draw:stroke="none" draw:fill="none" fo:min-height="2.06cm"/>
    </style:style>
    <style:style style:name="gr15" style:family="graphic" style:parent-style-name="standard">
      <style:graphic-properties draw:stroke="none" draw:fill="none" fo:min-height="2.39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1c99e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  <style:text-properties style:font-name="Liberation Mono" fo:font-size="15pt" style:font-name-asian="Liberation Mono" style:font-size-asian="15pt" style:font-name-complex="Liberation Mono" style:font-size-complex="15pt"/>
    </style:style>
    <style:style style:name="P10" style:family="paragraph">
      <loext:graphic-properties draw:fill="none"/>
      <style:paragraph-properties fo:text-align="start"/>
      <style:text-properties style:font-name="Liberation Mono" fo:font-size="12pt" style:font-name-asian="Liberation Mono" style:font-size-asian="12pt" style:font-name-complex="Liberation Mono" style:font-size-complex="12pt"/>
    </style:style>
    <style:style style:name="P11" style:family="paragraph">
      <loext:graphic-properties draw:fill="none"/>
    </style:style>
    <style:style style:name="T1" style:family="text">
      <style:text-properties style:font-name="Liberation Mono" fo:font-size="15pt" style:font-name-asian="Liberation Mono" style:font-size-asian="15pt" style:font-name-complex="Liberation Mono" style:font-size-complex="15pt"/>
    </style:style>
    <style:style style:name="T2" style:family="text">
      <style:text-properties style:font-name="Liberation Mono" fo:font-size="12pt" style:font-name-asian="Liberation Mono" style:font-size-asian="12pt" style:font-name-complex="Liberation Mono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337cm" svg:height="1.346cm" svg:x="6.611cm" svg:y="4.66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37cm" svg:height="1.347cm" svg:x="9.952cm" svg:y="11.62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37cm" svg:height="1.346cm" svg:x="12.848cm" svg:y="8.704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37cm" svg:height="1.346cm" svg:x="6.611cm" svg:y="8.70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37cm" svg:height="1.346cm" svg:x="12.848cm" svg:y="4.665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7.948cm" svg:y1="5.338cm" svg:x2="12.849cm" svg:y2="5.338cm">
          <text:p/>
        </draw:line>
        <draw:line draw:style-name="gr3" draw:text-style-name="P3" draw:layer="layout" svg:x1="13.516cm" svg:y1="6.011cm" svg:x2="13.516cm" svg:y2="8.703cm">
          <text:p/>
        </draw:line>
        <draw:line draw:style-name="gr3" draw:text-style-name="P3" draw:layer="layout" svg:x1="7.279cm" svg:y1="6.011cm" svg:x2="7.279cm" svg:y2="8.703cm">
          <text:p/>
        </draw:line>
        <draw:line draw:style-name="gr3" draw:text-style-name="P3" draw:layer="layout" svg:x1="7.948cm" svg:y1="9.377cm" svg:x2="12.849cm" svg:y2="9.377cm">
          <text:p/>
        </draw:line>
        <draw:line draw:style-name="gr3" draw:text-style-name="P3" draw:layer="layout" svg:x1="7.948cm" svg:y1="10.05cm" svg:x2="9.953cm" svg:y2="11.621cm">
          <text:p/>
        </draw:line>
        <draw:line draw:style-name="gr3" draw:text-style-name="P3" draw:layer="layout" svg:x1="12.848cm" svg:y1="10.05cm" svg:x2="11.289cm" svg:y2="11.621cm">
          <text:p/>
        </draw:line>
        <draw:line draw:style-name="gr3" draw:text-style-name="P3" draw:layer="layout" svg:x1="4.606cm" svg:y1="5.338cm" svg:x2="6.611cm" svg:y2="5.338cm">
          <text:p/>
        </draw:line>
        <draw:line draw:style-name="gr3" draw:text-style-name="P3" draw:layer="layout" svg:x1="7.279cm" svg:y1="3.095cm" svg:x2="7.279cm" svg:y2="4.666cm">
          <text:p/>
        </draw:line>
        <draw:line draw:style-name="gr3" draw:text-style-name="P3" draw:layer="layout" svg:x1="13.516cm" svg:y1="3.095cm" svg:x2="13.516cm" svg:y2="4.666cm">
          <text:p/>
        </draw:line>
        <draw:line draw:style-name="gr3" draw:text-style-name="P3" draw:layer="layout" svg:x1="14.185cm" svg:y1="5.338cm" svg:x2="15.967cm" svg:y2="5.338cm">
          <text:p/>
        </draw:line>
        <draw:line draw:style-name="gr3" draw:text-style-name="P3" draw:layer="layout" svg:x1="4.606cm" svg:y1="9.377cm" svg:x2="6.611cm" svg:y2="9.377cm">
          <text:p/>
        </draw:line>
        <draw:line draw:style-name="gr3" draw:text-style-name="P3" draw:layer="layout" svg:x1="14.185cm" svg:y1="9.377cm" svg:x2="15.944cm" svg:y2="9.377cm">
          <text:p/>
        </draw:line>
        <draw:line draw:style-name="gr3" draw:text-style-name="P3" draw:layer="layout" svg:x1="9.953cm" svg:y1="12.967cm" svg:x2="8.616cm" svg:y2="13.864cm">
          <text:p/>
        </draw:line>
        <draw:line draw:style-name="gr3" draw:text-style-name="P3" draw:layer="layout" svg:x1="11.289cm" svg:y1="12.967cm" svg:x2="12.626cm" svg:y2="13.864cm">
          <text:p/>
        </draw:line>
        <draw:custom-shape draw:style-name="gr4" draw:text-style-name="P4" draw:layer="layout" svg:width="1.559cm" svg:height="1.57cm" svg:x="3.047cm" svg:y="4.57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59cm" svg:height="1.57cm" svg:x="6.476cm" svg:y="1.56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6cm" svg:height="1.571cm" svg:x="12.753cm" svg:y="1.52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559cm" svg:height="1.571cm" svg:x="15.967cm" svg:y="4.529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559cm" svg:height="1.571cm" svg:x="15.944cm" svg:y="8.615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559cm" svg:height="1.571cm" svg:x="12.538cm" svg:y="13.415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559cm" svg:height="1.571cm" svg:x="7.185cm" svg:y="13.415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559cm" svg:height="1.571cm" svg:x="3.04cm" svg:y="8.61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6cm" svg:height="1.571cm" svg:x="21.322cm" svg:y="1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337cm" svg:height="1.346cm" svg:x="21.509cm" svg:y="3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4.064cm" svg:height="0.962cm" svg:x="23.898cm" svg:y="1.524cm">
          <draw:text-box>
            <text:p>client</text:p>
          </draw:text-box>
        </draw:frame>
        <draw:frame draw:style-name="gr9" draw:text-style-name="P5" draw:layer="layout" svg:width="4.064cm" svg:height="0.962cm" svg:x="23.898cm" svg:y="3.356cm">
          <draw:text-box>
            <text:p>server</text:p>
          </draw:text-box>
        </draw:frame>
        <draw:frame draw:style-name="gr10" draw:text-style-name="P6" draw:layer="layout" svg:width="4.572cm" svg:height="1.057cm" svg:x="5.08cm" svg:y="0.254cm">
          <draw:text-box>
            <text:p text:style-name="P1">12.13.14.0/24</text:p>
          </draw:text-box>
        </draw:frame>
        <draw:frame draw:style-name="gr10" draw:text-style-name="P6" draw:layer="layout" svg:width="4.572cm" svg:height="1.057cm" svg:x="1.524cm" svg:y="3.261cm">
          <draw:text-box>
            <text:p text:style-name="P1">12.13.15.0/24</text:p>
          </draw:text-box>
        </draw:frame>
        <draw:frame draw:style-name="gr10" draw:text-style-name="P6" draw:layer="layout" svg:width="4.752cm" svg:height="1.057cm" svg:x="8.048cm" svg:y="4.281cm">
          <draw:text-box>
            <text:p text:style-name="P1">156.29.37.0/24</text:p>
          </draw:text-box>
        </draw:frame>
        <draw:frame draw:style-name="gr10" draw:text-style-name="P6" draw:layer="layout" svg:width="4.752cm" svg:height="1.057cm" svg:x="11.176cm" svg:y="0.254cm">
          <draw:text-box>
            <text:p text:style-name="P1">230.76.16.0/24</text:p>
          </draw:text-box>
        </draw:frame>
        <draw:frame draw:style-name="gr10" draw:text-style-name="P6" draw:layer="layout" svg:width="4.752cm" svg:height="1.057cm" svg:x="14.478cm" svg:y="3.261cm">
          <draw:text-box>
            <text:p text:style-name="P1">230.76.18.0/24</text:p>
          </draw:text-box>
        </draw:frame>
        <draw:frame draw:style-name="gr9" draw:text-style-name="P6" draw:layer="layout" svg:width="5.08cm" svg:height="0.962cm" svg:x="1.27cm" svg:y="7.325cm">
          <draw:text-box>
            <text:p text:style-name="P1">172.26.154.0/24</text:p>
          </draw:text-box>
        </draw:frame>
        <draw:frame draw:style-name="gr9" draw:text-style-name="P6" draw:layer="layout" svg:width="5.588cm" svg:height="0.962cm" svg:x="13.97cm" svg:y="7.42cm">
          <draw:text-box>
            <text:p text:style-name="P1">168.212.226.0/24</text:p>
          </draw:text-box>
        </draw:frame>
        <draw:frame draw:style-name="gr9" draw:text-style-name="P6" draw:layer="layout" svg:width="5.588cm" svg:height="0.962cm" svg:x="7.62cm" svg:y="8.12cm">
          <draw:text-box>
            <text:p text:style-name="P1">216.3.128.0/24</text:p>
          </draw:text-box>
        </draw:frame>
        <draw:frame draw:style-name="gr9" draw:text-style-name="P6" draw:layer="layout" svg:width="5.588cm" svg:height="0.962cm" svg:x="3.048cm" svg:y="10.722cm">
          <draw:text-box>
            <text:p text:style-name="P1">56.47.14.0/24</text:p>
          </draw:text-box>
        </draw:frame>
        <draw:frame draw:style-name="gr9" draw:text-style-name="P6" draw:layer="layout" svg:width="5.588cm" svg:height="0.962cm" svg:x="12.446cm" svg:y="10.722cm">
          <draw:text-box>
            <text:p text:style-name="P1">50.45.14.0/24</text:p>
          </draw:text-box>
        </draw:frame>
        <draw:frame draw:style-name="gr9" draw:text-style-name="P6" draw:layer="layout" svg:width="5.588cm" svg:height="0.962cm" svg:x="14.224cm" svg:y="13.77cm">
          <draw:text-box>
            <text:p text:style-name="P1">69.89.31.0/24</text:p>
          </draw:text-box>
        </draw:frame>
        <draw:frame draw:style-name="gr9" draw:text-style-name="P6" draw:layer="layout" svg:width="5.588cm" svg:height="0.962cm" svg:x="1.524cm" svg:y="13.716cm">
          <draw:text-box>
            <text:p text:style-name="P1">12.214.31.0/24</text:p>
          </draw:text-box>
        </draw:frame>
        <draw:frame draw:style-name="gr9" draw:text-style-name="P6" draw:layer="layout" svg:width="5.588cm" svg:height="0.962cm" svg:x="4.572cm" svg:y="6.35cm">
          <draw:text-box>
            <text:p text:style-name="P1">29.26.28.0/24</text:p>
          </draw:text-box>
        </draw:frame>
        <draw:frame draw:style-name="gr9" draw:text-style-name="P6" draw:layer="layout" svg:width="5.588cm" svg:height="0.962cm" svg:x="10.922cm" svg:y="6.35cm">
          <draw:text-box>
            <text:p text:style-name="P1">37.14.30.0/24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1.337cm" svg:height="1.346cm" svg:x="6.211cm" svg:y="4.56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37cm" svg:height="1.347cm" svg:x="9.552cm" svg:y="11.5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37cm" svg:height="1.346cm" svg:x="12.448cm" svg:y="8.60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37cm" svg:height="1.346cm" svg:x="6.211cm" svg:y="8.60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337cm" svg:height="1.346cm" svg:x="12.448cm" svg:y="4.565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7.548cm" svg:y1="5.238cm" svg:x2="12.449cm" svg:y2="5.238cm">
          <text:p/>
        </draw:line>
        <draw:line draw:style-name="gr3" draw:text-style-name="P3" draw:layer="layout" svg:x1="13.116cm" svg:y1="5.911cm" svg:x2="13.116cm" svg:y2="8.603cm">
          <text:p/>
        </draw:line>
        <draw:line draw:style-name="gr3" draw:text-style-name="P3" draw:layer="layout" svg:x1="6.879cm" svg:y1="5.911cm" svg:x2="6.879cm" svg:y2="8.603cm">
          <text:p/>
        </draw:line>
        <draw:line draw:style-name="gr3" draw:text-style-name="P3" draw:layer="layout" svg:x1="7.548cm" svg:y1="9.277cm" svg:x2="12.449cm" svg:y2="9.277cm">
          <text:p/>
        </draw:line>
        <draw:line draw:style-name="gr3" draw:text-style-name="P3" draw:layer="layout" svg:x1="7.548cm" svg:y1="9.95cm" svg:x2="9.553cm" svg:y2="11.521cm">
          <text:p/>
        </draw:line>
        <draw:line draw:style-name="gr3" draw:text-style-name="P3" draw:layer="layout" svg:x1="12.448cm" svg:y1="9.95cm" svg:x2="10.889cm" svg:y2="11.521cm">
          <text:p/>
        </draw:line>
        <draw:line draw:style-name="gr3" draw:text-style-name="P3" draw:layer="layout" svg:x1="6.879cm" svg:y1="2.995cm" svg:x2="6.879cm" svg:y2="4.566cm">
          <text:p/>
        </draw:line>
        <draw:line draw:style-name="gr3" draw:text-style-name="P3" draw:layer="layout" svg:x1="13.116cm" svg:y1="2.995cm" svg:x2="13.116cm" svg:y2="4.566cm">
          <text:p/>
        </draw:line>
        <draw:line draw:style-name="gr3" draw:text-style-name="P3" draw:layer="layout" svg:x1="4.206cm" svg:y1="9.277cm" svg:x2="6.211cm" svg:y2="9.277cm">
          <text:p/>
        </draw:line>
        <draw:line draw:style-name="gr3" draw:text-style-name="P3" draw:layer="layout" svg:x1="13.785cm" svg:y1="9.277cm" svg:x2="15.544cm" svg:y2="9.277cm">
          <text:p/>
        </draw:line>
        <draw:line draw:style-name="gr3" draw:text-style-name="P3" draw:layer="layout" svg:x1="10.268cm" svg:y1="12.867cm" svg:x2="10.268cm" svg:y2="14.079cm">
          <text:p/>
        </draw:line>
        <draw:custom-shape draw:style-name="gr4" draw:text-style-name="P4" draw:layer="layout" svg:width="1.559cm" svg:height="1.57cm" svg:x="6.076cm" svg:y="1.46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6cm" svg:height="1.571cm" svg:x="12.353cm" svg:y="1.42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559cm" svg:height="1.571cm" svg:x="15.544cm" svg:y="8.51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559cm" svg:height="1.571cm" svg:x="9.471cm" svg:y="14.079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559cm" svg:height="1.571cm" svg:x="2.64cm" svg:y="8.51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6cm" svg:height="1.571cm" svg:x="20.922cm" svg:y="1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.337cm" svg:height="1.346cm" svg:x="21.109cm" svg:y="3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4.064cm" svg:height="0.962cm" svg:x="23.498cm" svg:y="1.424cm">
          <draw:text-box>
            <text:p>client</text:p>
          </draw:text-box>
        </draw:frame>
        <draw:frame draw:style-name="gr9" draw:text-style-name="P5" draw:layer="layout" svg:width="4.064cm" svg:height="0.962cm" svg:x="23.498cm" svg:y="3.256cm">
          <draw:text-box>
            <text:p>router</text:p>
          </draw:text-box>
        </draw:frame>
        <draw:frame draw:style-name="gr10" draw:text-style-name="P6" draw:layer="layout" svg:width="4.572cm" svg:height="1.057cm" svg:x="4.68cm" svg:y="0.154cm">
          <draw:text-box>
            <text:p text:style-name="P1">12.13.14.0/24</text:p>
          </draw:text-box>
        </draw:frame>
        <draw:frame draw:style-name="gr10" draw:text-style-name="P6" draw:layer="layout" svg:width="4.752cm" svg:height="1.057cm" svg:x="7.648cm" svg:y="4.181cm">
          <draw:text-box>
            <text:p text:style-name="P1">156.29.37.0/24</text:p>
          </draw:text-box>
        </draw:frame>
        <draw:frame draw:style-name="gr10" draw:text-style-name="P6" draw:layer="layout" svg:width="4.752cm" svg:height="1.057cm" svg:x="10.776cm" svg:y="0.154cm">
          <draw:text-box>
            <text:p text:style-name="P1">230.76.16.0/24</text:p>
          </draw:text-box>
        </draw:frame>
        <draw:frame draw:style-name="gr9" draw:text-style-name="P6" draw:layer="layout" svg:width="5.08cm" svg:height="0.962cm" svg:x="0.87cm" svg:y="7.225cm">
          <draw:text-box>
            <text:p text:style-name="P1">172.26.154.0/24</text:p>
          </draw:text-box>
        </draw:frame>
        <draw:frame draw:style-name="gr9" draw:text-style-name="P6" draw:layer="layout" svg:width="5.588cm" svg:height="0.962cm" svg:x="13.57cm" svg:y="7.32cm">
          <draw:text-box>
            <text:p text:style-name="P1">168.212.226.0/24</text:p>
          </draw:text-box>
        </draw:frame>
        <draw:frame draw:style-name="gr9" draw:text-style-name="P6" draw:layer="layout" svg:width="5.588cm" svg:height="0.962cm" svg:x="7.22cm" svg:y="8.02cm">
          <draw:text-box>
            <text:p text:style-name="P1">216.3.128.0/24</text:p>
          </draw:text-box>
        </draw:frame>
        <draw:frame draw:style-name="gr9" draw:text-style-name="P6" draw:layer="layout" svg:width="5.588cm" svg:height="0.962cm" svg:x="2.648cm" svg:y="10.622cm">
          <draw:text-box>
            <text:p text:style-name="P1">56.47.14.0/24</text:p>
          </draw:text-box>
        </draw:frame>
        <draw:frame draw:style-name="gr9" draw:text-style-name="P6" draw:layer="layout" svg:width="5.588cm" svg:height="0.962cm" svg:x="12.046cm" svg:y="10.622cm">
          <draw:text-box>
            <text:p text:style-name="P1">50.45.14.0/24</text:p>
          </draw:text-box>
        </draw:frame>
        <draw:frame draw:style-name="gr9" draw:text-style-name="P6" draw:layer="layout" svg:width="5.588cm" svg:height="0.962cm" svg:x="3.41cm" svg:y="14.378cm">
          <draw:text-box>
            <text:p text:style-name="P1">12.214.31.0/24</text:p>
          </draw:text-box>
        </draw:frame>
        <draw:frame draw:style-name="gr9" draw:text-style-name="P6" draw:layer="layout" svg:width="5.588cm" svg:height="0.962cm" svg:x="4.172cm" svg:y="6.25cm">
          <draw:text-box>
            <text:p text:style-name="P1">29.26.28.0/24</text:p>
          </draw:text-box>
        </draw:frame>
        <draw:frame draw:style-name="gr9" draw:text-style-name="P6" draw:layer="layout" svg:width="5.588cm" svg:height="0.962cm" svg:x="10.522cm" svg:y="6.25cm">
          <draw:text-box>
            <text:p text:style-name="P1">37.14.30.0/24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2" draw:text-style-name="P9" draw:layer="layout" svg:width="22.86cm" svg:height="10.34cm" svg:x="0cm" svg:y="0cm">
          <draw:text-box>
            <text:p text:style-name="P1"><text:span text:style-name="T1"><text:s/></text:span><text:span text:style-name="T1">0 <text:s text:c="18"/>1 <text:s text:c="18"/>2 <text:s text:c="18"/>3</text:span></text:p>
            <text:p text:style-name="P1"><text:span text:style-name="T1"><text:s text:c="3"/></text:span><text:span text:style-name="T1">0 1 2 3 4 5 6 7 8 9 0 1 2 3 4 5 6 7 8 9 0 1 2 3 4 5 6 7 8 9 0 1</text:span></text:p>
            <text:p text:style-name="P1"><text:span text:style-name="T1"><text:s text:c="3"/></text:span><text:span text:style-name="T1">+-+-+-+-+-+-+-+-+-+-+-+-+-+-+-+-+-+-+-+-+-+-+-+-+-+-+-+-+-+-+-+-+</text:span></text:p>
            <text:p text:style-name="P1"><text:span text:style-name="T1"><text:s text:c="3"/></text:span><text:span text:style-name="T1">|Version| <text:s/>IHL <text:s/>|Type of Service| <text:s text:c="9"/>Total Length <text:s text:c="8"/>|</text:span></text:p>
            <text:p text:style-name="P1"><text:span text:style-name="T1"><text:s text:c="3"/></text:span><text:span text:style-name="T1">+-+-+-+-+-+-+-+-+-+-+-+-+-+-+-+-+-+-+-+-+-+-+-+-+-+-+-+-+-+-+-+-+</text:span></text:p>
            <text:p text:style-name="P1"><text:span text:style-name="T1"><text:s text:c="3"/></text:span><text:span text:style-name="T1">| <text:s text:c="8"/>Identification <text:s text:c="7"/>|Flags| <text:s text:c="5"/>Fragment Offset <text:s text:c="3"/>|</text:span></text:p>
            <text:p text:style-name="P1"><text:span text:style-name="T1"><text:s text:c="3"/></text:span><text:span text:style-name="T1">+-+-+-+-+-+-+-+-+-+-+-+-+-+-+-+-+-+-+-+-+-+-+-+-+-+-+-+-+-+-+-+-+</text:span></text:p>
            <text:p text:style-name="P1"><text:span text:style-name="T1"><text:s text:c="3"/></text:span><text:span text:style-name="T1">| <text:s/>Time to Live | <text:s text:c="3"/>Protocol <text:s text:c="2"/>| <text:s text:c="8"/>Header Checksum <text:s text:c="6"/>|</text:span></text:p>
            <text:p text:style-name="P1"><text:span text:style-name="T1"><text:s text:c="3"/></text:span><text:span text:style-name="T1">+-+-+-+-+-+-+-+-+-+-+-+-+-+-+-+-+-+-+-+-+-+-+-+-+-+-+-+-+-+-+-+-+</text:span></text:p>
            <text:p text:style-name="P1"><text:span text:style-name="T1"><text:s text:c="3"/></text:span><text:span text:style-name="T1">| <text:s text:c="22"/>Source Address <text:s text:c="25"/>|</text:span></text:p>
            <text:p text:style-name="P1"><text:span text:style-name="T1"><text:s text:c="3"/></text:span><text:span text:style-name="T1">+-+-+-+-+-+-+-+-+-+-+-+-+-+-+-+-+-+-+-+-+-+-+-+-+-+-+-+-+-+-+-+-+</text:span></text:p>
            <text:p text:style-name="P1"><text:span text:style-name="T1"><text:s text:c="3"/></text:span><text:span text:style-name="T1">| <text:s text:c="19"/>Destination Address <text:s text:c="23"/>|</text:span></text:p>
            <text:p text:style-name="P1"><text:span text:style-name="T1"><text:s text:c="3"/></text:span><text:span text:style-name="T1">+-+-+-+-+-+-+-+-+-+-+-+-+-+-+-+-+-+-+-+-+-+-+-+-+-+-+-+-+-+-+-+-+</text:span></text:p>
            <text:p text:style-name="P1"><text:span text:style-name="T1"><text:s text:c="3"/></text:span><text:span text:style-name="T1">| <text:s text:c="19"/>Options <text:s text:c="19"/>| <text:s text:c="3"/>Padding <text:s text:c="3"/>|</text:span></text:p>
            <text:p text:style-name="P1"><text:span text:style-name="T1"><text:s text:c="3"/></text:span><text:span text:style-name="T1">+-+-+-+-+-+-+-+-+-+-+-+-+-+-+-+-+-+-+-+-+-+-+-+-+-+-+-+-+-+-+-+-+</text:span></text:p>
            <text:p text:style-name="P8"><text:span text:style-name="T1"><text:s text:c="20"/></text:span><text:span text:style-name="T1">Example Internet Datagram Header</text:span></text:p>
          </draw:text-box>
        </draw:frame>
        <draw:frame draw:style-name="gr13" draw:text-style-name="P5" draw:layer="layout" svg:width="28cm" svg:height="1.673cm" svg:x="0cm" svg:y="10.976cm">
          <draw:text-box>
            <text:p>Version: 4, IHL: Internet header length, Header Checksum: one’s complement, Protocol: 6(TCP)</text:p>
            <text:p>Fragment offset: indicates where in the datagram this fragment belongs</text:p>
          </draw:text-box>
        </draw:frame>
        <draw:frame draw:style-name="gr14" draw:text-style-name="P10" draw:layer="layout" svg:width="14.895cm" svg:height="2.31cm" svg:x="0cm" svg:y="13.462cm">
          <draw:text-box>
            <text:p text:style-name="P8"><text:span text:style-name="T2"><text:s text:c="4"/></text:span><text:span text:style-name="T2">Various Control Flags.</text:span></text:p>
            <text:p text:style-name="P8"><text:span text:style-name="T2"><text:s text:c="6"/></text:span><text:span text:style-name="T2">Bit 0: reserved, must be zero</text:span></text:p>
            <text:p text:style-name="P8"><text:span text:style-name="T2"><text:s text:c="6"/></text:span><text:span text:style-name="T2">Bit 1: (DF) 0 = May Fragment, <text:s/>1 = Don't Fragment.</text:span></text:p>
            <text:p text:style-name="P8"><text:span text:style-name="T2"><text:s text:c="6"/></text:span><text:span text:style-name="T2">Bit 2: (MF) 0 = Last Fragment, 1 = More Fragments.</text:span></text:p>
          </draw:text-box>
        </draw:frame>
        <draw:frame draw:style-name="gr15" draw:text-style-name="P11" draw:layer="layout" svg:width="4.058cm" svg:height="2.642cm" svg:x="15.494cm" svg:y="12.954cm">
          <draw:text-box>
            <text:p><text:span text:style-name="T2"><text:s text:c="3"/></text:span><text:span text:style-name="T2">0 <text:s text:c="2"/>1 <text:s text:c="2"/>2</text:span></text:p>
            <text:p><text:span text:style-name="T2"><text:s/></text:span><text:span text:style-name="T2">+---+---+---+</text:span></text:p>
            <text:p><text:span text:style-name="T2"><text:s/></text:span><text:span text:style-name="T2">| <text:s text:c="2"/>| D | M |</text:span></text:p>
            <text:p><text:span text:style-name="T2"><text:s/></text:span><text:span text:style-name="T2">| 0 | F | F |</text:span></text:p>
            <text:p><text:span text:style-name="T2"><text:s/></text:span><text:span text:style-name="T2">+---+---+---+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09:46:12.400225391</meta:creation-date>
    <dc:date>2019-10-16T20:33:38.275993748</dc:date>
    <meta:editing-duration>P1DT21M10S</meta:editing-duration>
    <meta:editing-cycles>22</meta:editing-cycles>
    <meta:generator>LibreOffice/6.0.7.3$Linux_X86_64 LibreOffice_project/00m0$Build-3</meta:generator>
    <meta:document-statistic meta:object-count="112"/>
  </office:meta>
</office:document-meta>
</file>